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fo:font-weight="bold" officeooo:paragraph-rsid="003959ba"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paragraph-rsid="003da277"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paragraph-rsid="004e199e"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normal" officeooo:paragraph-rsid="0026f59c"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paragraph-rsid="003163d2"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paragraph-rsid="003f98e1"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4c7852"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officeooo:rsid="001c42ad" officeooo:paragraph-rsid="001c42ad" style:font-style-asian="normal" style:font-style-complex="normal"/>
    </style:style>
    <style:style style:name="P17" style:family="paragraph" style:parent-style-name="Standard">
      <style:paragraph-properties fo:text-align="start" style:justify-single-word="false"/>
      <style:text-properties fo:font-style="normal" officeooo:rsid="001c42ad" officeooo:paragraph-rsid="001c42ad" style:font-style-asian="normal" style:font-style-complex="normal"/>
    </style:style>
    <style:style style:name="P18" style:family="paragraph" style:parent-style-name="Standard">
      <style:paragraph-properties fo:text-align="start" style:justify-single-word="false"/>
      <style:text-properties fo:font-style="normal" fo:font-weight="bold" officeooo:rsid="0035e73f" officeooo:paragraph-rsid="0035e73f"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1f4de2" officeooo:paragraph-rsid="001f4de2"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55958" officeooo:paragraph-rsid="00255958"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31149d" officeooo:paragraph-rsid="0031149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6aea4" officeooo:paragraph-rsid="0036aea4"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6f707" officeooo:paragraph-rsid="0036f707" style:font-style-asian="normal" style:font-weight-asian="bold" style:font-style-complex="normal" style:font-weight-complex="bold"/>
    </style:style>
    <style:style style:name="P24" style:family="paragraph" style:parent-style-name="Standard" style:list-style-name="L1">
      <style:paragraph-properties fo:text-align="start" style:justify-single-word="false"/>
      <style:text-properties fo:font-style="normal" fo:font-weight="bold" officeooo:paragraph-rsid="003a161b"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4d5435" officeooo:paragraph-rsid="004d543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31" style:family="paragraph" style:parent-style-name="Standard" style:list-style-name="L1">
      <style:paragraph-properties fo:text-align="start"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34" style:family="paragraph" style:parent-style-name="Standard" style:list-style-name="L2">
      <style:paragraph-properties fo:text-align="start" style:justify-single-word="false"/>
      <style:text-properties fo:font-style="normal" fo:font-weight="normal" officeooo:paragraph-rsid="004512e8" style:font-style-asian="normal" style:font-weight-asian="normal" style:font-style-complex="normal" style:font-weight-complex="normal"/>
    </style:style>
    <style:style style:name="P35" style:family="paragraph" style:parent-style-name="Standard" style:list-style-name="L2">
      <style:paragraph-properties fo:text-align="start" style:justify-single-word="false"/>
      <style:text-properties fo:font-style="normal" fo:font-weight="normal" officeooo:paragraph-rsid="00469fb8" style:font-style-asian="normal" style:font-weight-asian="normal" style:font-style-complex="normal" style:font-weight-complex="normal"/>
    </style:style>
    <style:style style:name="P36" style:family="paragraph" style:parent-style-name="Standard" style:list-style-name="L2">
      <style:paragraph-properties fo:text-align="start" style:justify-single-word="false"/>
      <style:text-properties fo:font-style="normal" fo:font-weight="normal" officeooo:paragraph-rsid="0048b5ce" style:font-style-asian="normal" style:font-weight-asian="normal" style:font-style-complex="normal" style:font-weight-complex="normal"/>
    </style:style>
    <style:style style:name="P37" style:family="paragraph" style:parent-style-name="Standard" style:list-style-name="L2">
      <style:paragraph-properties fo:text-align="start"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style:text-underline-style="none" fo:font-weight="bold" officeooo:rsid="007073c4" officeooo:paragraph-rsid="00715739"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7073c4" officeooo:paragraph-rsid="0072d593" style:font-style-asian="normal" style:font-weight-asian="normal" style:font-style-complex="normal" style:font-weight-complex="normal"/>
    </style:style>
    <style:style style:name="P63" style:family="paragraph" style:parent-style-name="Standard" style:list-style-name="L4">
      <style:paragraph-properties fo:text-align="start"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4" style:family="paragraph" style:parent-style-name="Standard" style:list-style-name="L4">
      <style:paragraph-properties fo:text-align="start"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5" style:family="paragraph" style:parent-style-name="Standard" style:list-style-name="L4">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72" style:family="paragraph" style:parent-style-name="Standard" style:list-style-name="L3">
      <style:paragraph-properties fo:text-align="start"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3" style:family="paragraph" style:parent-style-name="Standard" style:list-style-name="L3">
      <style:paragraph-properties fo:text-align="start"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74" style:family="paragraph" style:parent-style-name="Standard" style:list-style-name="L3">
      <style:paragraph-properties fo:text-align="start"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fo:font-weight="normal" officeooo:rsid="0086807b" style:font-weight-asian="normal" style:font-weight-complex="normal"/>
    </style:style>
    <style:style style:name="T7" style:family="text">
      <style:text-properties fo:font-weight="normal" officeooo:rsid="0089893a" style:font-weight-asian="normal" style:font-weight-complex="normal"/>
    </style:style>
    <style:style style:name="T8" style:family="text">
      <style:text-properties fo:font-weight="normal" officeooo:rsid="008a07c2" style:font-weight-asian="normal" style:font-weight-complex="normal"/>
    </style:style>
    <style:style style:name="T9" style:family="text">
      <style:text-properties fo:font-weight="normal" officeooo:rsid="008d22b7" style:font-weight-asian="normal" style:font-weight-complex="normal"/>
    </style:style>
    <style:style style:name="T10" style:family="text">
      <style:text-properties fo:font-weight="normal" officeooo:rsid="008e1ff9" style:font-weight-asian="normal" style:font-weight-complex="normal"/>
    </style:style>
    <style:style style:name="T11" style:family="text">
      <style:text-properties fo:font-weight="normal" officeooo:rsid="009013af" style:font-weight-asian="normal" style:font-weight-complex="normal"/>
    </style:style>
    <style:style style:name="T12" style:family="text">
      <style:text-properties officeooo:rsid="0026f59c"/>
    </style:style>
    <style:style style:name="T13" style:family="text">
      <style:text-properties fo:font-weight="bold" officeooo:rsid="0026f59c" style:font-weight-asian="bold" style:font-weight-complex="bold"/>
    </style:style>
    <style:style style:name="T14" style:family="text">
      <style:text-properties fo:font-weight="bold" officeooo:rsid="0029b37b" style:font-weight-asian="bold" style:font-weight-complex="bold"/>
    </style:style>
    <style:style style:name="T15" style:family="text">
      <style:text-properties fo:font-weight="bold" officeooo:rsid="00328e17" style:font-weight-asian="bold" style:font-weight-complex="bold"/>
    </style:style>
    <style:style style:name="T16" style:family="text">
      <style:text-properties fo:font-weight="bold" officeooo:rsid="00341db5" style:font-weight-asian="bold" style:font-weight-complex="bold"/>
    </style:style>
    <style:style style:name="T17" style:family="text">
      <style:text-properties fo:font-weight="bold" officeooo:rsid="00344677" style:font-weight-asian="bold" style:font-weight-complex="bold"/>
    </style:style>
    <style:style style:name="T18" style:family="text">
      <style:text-properties fo:font-weight="bold" officeooo:rsid="007a36f9" style:font-weight-asian="bold" style:font-weight-complex="bold"/>
    </style:style>
    <style:style style:name="T19" style:family="text">
      <style:text-properties fo:font-weight="bold" officeooo:rsid="007a93bd" style:font-weight-asian="bold" style:font-weight-complex="bold"/>
    </style:style>
    <style:style style:name="T20" style:family="text">
      <style:text-properties officeooo:rsid="00285708"/>
    </style:style>
    <style:style style:name="T21" style:family="text">
      <style:text-properties officeooo:rsid="0029b37b"/>
    </style:style>
    <style:style style:name="T22" style:family="text">
      <style:text-properties officeooo:rsid="002b935f"/>
    </style:style>
    <style:style style:name="T23" style:family="text">
      <style:text-properties officeooo:rsid="003163d2"/>
    </style:style>
    <style:style style:name="T24" style:family="text">
      <style:text-properties fo:font-style="italic" officeooo:rsid="003163d2" style:font-style-asian="italic" style:font-style-complex="italic"/>
    </style:style>
    <style:style style:name="T25" style:family="text">
      <style:text-properties fo:font-style="italic" officeooo:rsid="00327afc" style:font-style-asian="italic" style:font-style-complex="italic"/>
    </style:style>
    <style:style style:name="T26" style:family="text">
      <style:text-properties fo:font-style="italic" officeooo:rsid="004032a8" style:font-style-asian="italic" style:font-style-complex="italic"/>
    </style:style>
    <style:style style:name="T27" style:family="text">
      <style:text-properties fo:font-style="italic" officeooo:rsid="0043216d" style:font-style-asian="italic" style:font-style-complex="italic"/>
    </style:style>
    <style:style style:name="T28" style:family="text">
      <style:text-properties fo:font-style="italic" officeooo:rsid="004512e8" style:font-style-asian="italic" style:font-style-complex="italic"/>
    </style:style>
    <style:style style:name="T29" style:family="text">
      <style:text-properties fo:font-style="italic" officeooo:rsid="00469fb8" style:font-style-asian="italic" style:font-style-complex="italic"/>
    </style:style>
    <style:style style:name="T30" style:family="text">
      <style:text-properties fo:font-style="italic" officeooo:rsid="00486b82" style:font-style-asian="italic" style:font-style-complex="italic"/>
    </style:style>
    <style:style style:name="T31" style:family="text">
      <style:text-properties fo:font-style="italic" officeooo:rsid="0048b5ce" style:font-style-asian="italic" style:font-style-complex="italic"/>
    </style:style>
    <style:style style:name="T32" style:family="text">
      <style:text-properties fo:font-style="italic" officeooo:rsid="004c7852" style:font-style-asian="italic" style:font-style-complex="italic"/>
    </style:style>
    <style:style style:name="T33" style:family="text">
      <style:text-properties fo:font-style="italic" officeooo:rsid="0054fee1" style:font-style-asian="italic" style:font-style-complex="italic"/>
    </style:style>
    <style:style style:name="T34" style:family="text">
      <style:text-properties fo:font-style="italic" officeooo:rsid="00559414" style:font-style-asian="italic" style:font-style-complex="italic"/>
    </style:style>
    <style:style style:name="T35" style:family="text">
      <style:text-properties fo:font-style="italic" officeooo:rsid="00579106" style:font-style-asian="italic" style:font-style-complex="italic"/>
    </style:style>
    <style:style style:name="T36" style:family="text">
      <style:text-properties fo:font-style="italic" officeooo:rsid="005ab98f" style:font-style-asian="italic" style:font-style-complex="italic"/>
    </style:style>
    <style:style style:name="T37" style:family="text">
      <style:text-properties fo:font-style="italic" officeooo:rsid="005c9a66" style:font-style-asian="italic" style:font-style-complex="italic"/>
    </style:style>
    <style:style style:name="T38" style:family="text">
      <style:text-properties fo:font-style="italic" officeooo:rsid="005cafa0" style:font-style-asian="italic" style:font-style-complex="italic"/>
    </style:style>
    <style:style style:name="T39" style:family="text">
      <style:text-properties fo:font-style="italic" officeooo:rsid="0072d593" style:font-style-asian="italic" style:font-style-complex="italic"/>
    </style:style>
    <style:style style:name="T40" style:family="text">
      <style:text-properties fo:font-style="italic" officeooo:rsid="0072e43c" style:font-style-asian="italic" style:font-style-complex="italic"/>
    </style:style>
    <style:style style:name="T41" style:family="text">
      <style:text-properties fo:font-style="italic" officeooo:rsid="0073fd7f" style:font-style-asian="italic" style:font-style-complex="italic"/>
    </style:style>
    <style:style style:name="T42" style:family="text">
      <style:text-properties fo:font-style="italic" officeooo:rsid="00758e38" style:font-style-asian="italic" style:font-style-complex="italic"/>
    </style:style>
    <style:style style:name="T43" style:family="text">
      <style:text-properties fo:font-style="italic" officeooo:rsid="00787129" style:font-style-asian="italic" style:font-style-complex="italic"/>
    </style:style>
    <style:style style:name="T44" style:family="text">
      <style:text-properties fo:font-style="italic" officeooo:rsid="007a4d62" style:font-style-asian="italic" style:font-style-complex="italic"/>
    </style:style>
    <style:style style:name="T45" style:family="text">
      <style:text-properties fo:font-style="italic" officeooo:rsid="007a93bd" style:font-style-asian="italic" style:font-style-complex="italic"/>
    </style:style>
    <style:style style:name="T46" style:family="text">
      <style:text-properties fo:font-style="italic" officeooo:rsid="007ac5ec" style:font-style-asian="italic" style:font-style-complex="italic"/>
    </style:style>
    <style:style style:name="T47" style:family="text">
      <style:text-properties fo:font-style="italic" officeooo:rsid="007bd74f" style:font-style-asian="italic" style:font-style-complex="italic"/>
    </style:style>
    <style:style style:name="T48" style:family="text">
      <style:text-properties fo:font-style="italic" officeooo:rsid="007cf17a" style:font-style-asian="italic" style:font-style-complex="italic"/>
    </style:style>
    <style:style style:name="T49" style:family="text">
      <style:text-properties fo:font-style="italic" officeooo:rsid="007e941b" style:font-style-asian="italic" style:font-style-complex="italic"/>
    </style:style>
    <style:style style:name="T50" style:family="text">
      <style:text-properties fo:font-style="italic" officeooo:rsid="007ef6c3" style:font-style-asian="italic" style:font-style-complex="italic"/>
    </style:style>
    <style:style style:name="T51" style:family="text">
      <style:text-properties fo:font-style="italic" officeooo:rsid="00827f8e" style:font-style-asian="italic" style:font-style-complex="italic"/>
    </style:style>
    <style:style style:name="T52" style:family="text">
      <style:text-properties fo:font-style="italic" fo:font-weight="bold" officeooo:rsid="00327afc" style:font-style-asian="italic" style:font-weight-asian="bold" style:font-style-complex="italic" style:font-weight-complex="bold"/>
    </style:style>
    <style:style style:name="T53" style:family="text">
      <style:text-properties fo:font-style="italic" fo:font-weight="normal" officeooo:rsid="003a161b" style:font-style-asian="italic" style:font-weight-asian="normal" style:font-style-complex="italic" style:font-weight-complex="normal"/>
    </style:style>
    <style:style style:name="T54" style:family="text">
      <style:text-properties fo:font-style="italic" fo:font-weight="normal" officeooo:rsid="0089893a" style:font-style-asian="italic" style:font-weight-asian="normal" style:font-style-complex="italic" style:font-weight-complex="normal"/>
    </style:style>
    <style:style style:name="T55" style:family="text">
      <style:text-properties fo:font-style="italic" fo:font-weight="normal" officeooo:rsid="008a07c2" style:font-style-asian="italic" style:font-weight-asian="normal" style:font-style-complex="italic" style:font-weight-complex="normal"/>
    </style:style>
    <style:style style:name="T56" style:family="text">
      <style:text-properties fo:font-style="italic" fo:font-weight="normal" officeooo:rsid="008d22b7" style:font-style-asian="italic" style:font-weight-asian="normal" style:font-style-complex="italic" style:font-weight-complex="normal"/>
    </style:style>
    <style:style style:name="T57" style:family="text">
      <style:text-properties fo:font-style="normal" officeooo:rsid="00610c4b" style:font-style-asian="normal" style:font-style-complex="normal"/>
    </style:style>
    <style:style style:name="T58" style:family="text">
      <style:text-properties fo:font-style="normal" officeooo:rsid="00613894" style:font-style-asian="normal" style:font-style-complex="normal"/>
    </style:style>
    <style:style style:name="T59" style:family="text">
      <style:text-properties fo:font-style="normal" officeooo:rsid="0061ed05" style:font-style-asian="normal" style:font-style-complex="normal"/>
    </style:style>
    <style:style style:name="T60" style:family="text">
      <style:text-properties fo:font-style="normal" officeooo:rsid="00632eef" style:font-style-asian="normal" style:font-style-complex="normal"/>
    </style:style>
    <style:style style:name="T61" style:family="text">
      <style:text-properties fo:font-style="normal" fo:font-weight="normal" officeooo:rsid="0066e917" style:font-style-asian="normal" style:font-weight-asian="normal" style:font-style-complex="normal" style:font-weight-complex="normal"/>
    </style:style>
    <style:style style:name="T62" style:family="text">
      <style:text-properties fo:font-style="normal" fo:font-weight="normal" officeooo:rsid="00689cdb" style:font-style-asian="normal" style:font-weight-asian="normal" style:font-style-complex="normal" style:font-weight-complex="normal"/>
    </style:style>
    <style:style style:name="T63" style:family="text">
      <style:text-properties fo:font-style="normal" fo:font-weight="normal" officeooo:rsid="006b5adf" style:font-style-asian="normal" style:font-weight-asian="normal" style:font-style-complex="normal" style:font-weight-complex="normal"/>
    </style:style>
    <style:style style:name="T64" style:family="text">
      <style:text-properties fo:font-style="normal" fo:font-weight="normal" officeooo:rsid="006eefae" style:font-style-asian="normal" style:font-weight-asian="normal" style:font-style-complex="normal" style:font-weight-complex="normal"/>
    </style:style>
    <style:style style:name="T65" style:family="text">
      <style:text-properties fo:font-style="normal" fo:font-weight="normal" officeooo:rsid="006f3933" style:font-style-asian="normal" style:font-weight-asian="normal" style:font-style-complex="normal" style:font-weight-complex="normal"/>
    </style:style>
    <style:style style:name="T66" style:family="text">
      <style:text-properties officeooo:rsid="00328e17"/>
    </style:style>
    <style:style style:name="T67" style:family="text">
      <style:text-properties officeooo:rsid="0033a546"/>
    </style:style>
    <style:style style:name="T68" style:family="text">
      <style:text-properties officeooo:rsid="0033f575"/>
    </style:style>
    <style:style style:name="T69" style:family="text">
      <style:text-properties officeooo:rsid="00341db5"/>
    </style:style>
    <style:style style:name="T70" style:family="text">
      <style:text-properties officeooo:rsid="00344677"/>
    </style:style>
    <style:style style:name="T71" style:family="text">
      <style:text-properties officeooo:rsid="003959ba"/>
    </style:style>
    <style:style style:name="T72" style:family="text">
      <style:text-properties officeooo:rsid="0039c02b"/>
    </style:style>
    <style:style style:name="T73" style:family="text">
      <style:text-properties officeooo:rsid="003da277"/>
    </style:style>
    <style:style style:name="T74" style:family="text">
      <style:text-properties officeooo:rsid="003f98e1"/>
    </style:style>
    <style:style style:name="T75" style:family="text">
      <style:text-properties officeooo:rsid="004032a8"/>
    </style:style>
    <style:style style:name="T76" style:family="text">
      <style:text-properties officeooo:rsid="0043216d"/>
    </style:style>
    <style:style style:name="T77" style:family="text">
      <style:text-properties officeooo:rsid="004512e8"/>
    </style:style>
    <style:style style:name="T78" style:family="text">
      <style:text-properties officeooo:rsid="00469fb8"/>
    </style:style>
    <style:style style:name="T79" style:family="text">
      <style:text-properties officeooo:rsid="00486b82"/>
    </style:style>
    <style:style style:name="T80" style:family="text">
      <style:text-properties officeooo:rsid="0048b5ce"/>
    </style:style>
    <style:style style:name="T81" style:family="text">
      <style:text-properties officeooo:rsid="004c7852"/>
    </style:style>
    <style:style style:name="T82" style:family="text">
      <style:text-properties officeooo:rsid="004e199e"/>
    </style:style>
    <style:style style:name="T83" style:family="text">
      <style:text-properties officeooo:rsid="0054fee1"/>
    </style:style>
    <style:style style:name="T84" style:family="text">
      <style:text-properties officeooo:rsid="00557f18"/>
    </style:style>
    <style:style style:name="T85" style:family="text">
      <style:text-properties officeooo:rsid="00559414"/>
    </style:style>
    <style:style style:name="T86" style:family="text">
      <style:text-properties officeooo:rsid="00579106"/>
    </style:style>
    <style:style style:name="T87" style:family="text">
      <style:text-properties officeooo:rsid="005ab98f"/>
    </style:style>
    <style:style style:name="T88" style:family="text">
      <style:text-properties officeooo:rsid="005c9a66"/>
    </style:style>
    <style:style style:name="T89" style:family="text">
      <style:text-properties officeooo:rsid="005cafa0"/>
    </style:style>
    <style:style style:name="T90" style:family="text">
      <style:text-properties officeooo:rsid="00610c4b"/>
    </style:style>
    <style:style style:name="T91" style:family="text">
      <style:text-properties officeooo:rsid="00613894"/>
    </style:style>
    <style:style style:name="T92" style:family="text">
      <style:text-properties officeooo:rsid="0061ed05"/>
    </style:style>
    <style:style style:name="T93" style:family="text">
      <style:text-properties officeooo:rsid="00632eef"/>
    </style:style>
    <style:style style:name="T94" style:family="text">
      <style:text-properties officeooo:rsid="00715739"/>
    </style:style>
    <style:style style:name="T95" style:family="text">
      <style:text-properties officeooo:rsid="0072d593"/>
    </style:style>
    <style:style style:name="T96" style:family="text">
      <style:text-properties officeooo:rsid="0072e43c"/>
    </style:style>
    <style:style style:name="T97" style:family="text">
      <style:text-properties officeooo:rsid="0073fd7f"/>
    </style:style>
    <style:style style:name="T98" style:family="text">
      <style:text-properties officeooo:rsid="00758e38"/>
    </style:style>
    <style:style style:name="T99" style:family="text">
      <style:text-properties officeooo:rsid="00769cfb"/>
    </style:style>
    <style:style style:name="T100" style:family="text">
      <style:text-properties officeooo:rsid="00787129"/>
    </style:style>
    <style:style style:name="T101" style:family="text">
      <style:text-properties officeooo:rsid="007a36f9"/>
    </style:style>
    <style:style style:name="T102" style:family="text">
      <style:text-properties officeooo:rsid="007a4d62"/>
    </style:style>
    <style:style style:name="T103" style:family="text">
      <style:text-properties officeooo:rsid="007a93bd"/>
    </style:style>
    <style:style style:name="T104" style:family="text">
      <style:text-properties officeooo:rsid="007ac5ec"/>
    </style:style>
    <style:style style:name="T105" style:family="text">
      <style:text-properties officeooo:rsid="007bd74f"/>
    </style:style>
    <style:style style:name="T106" style:family="text">
      <style:text-properties officeooo:rsid="007cf17a"/>
    </style:style>
    <style:style style:name="T107" style:family="text">
      <style:text-properties officeooo:rsid="007e941b"/>
    </style:style>
    <style:style style:name="T108" style:family="text">
      <style:text-properties officeooo:rsid="007ef6c3"/>
    </style:style>
    <style:style style:name="T109" style:family="text">
      <style:text-properties officeooo:rsid="008207d9"/>
    </style:style>
    <style:style style:name="T110" style:family="text">
      <style:text-properties officeooo:rsid="00827f8e"/>
    </style:style>
    <style:style style:name="T111" style:family="text">
      <style:text-properties officeooo:rsid="00846ac1"/>
    </style:style>
    <style:style style:name="T112" style:family="text">
      <style:text-properties officeooo:rsid="008513d4"/>
    </style:style>
    <style:style style:name="T113" style:family="text">
      <style:text-properties officeooo:rsid="008524ee"/>
    </style:style>
    <style:style style:name="T114" style:family="text">
      <style:text-properties officeooo:rsid="0086807b"/>
    </style:style>
    <style:style style:name="T115" style:family="text">
      <style:text-properties officeooo:rsid="0089893a"/>
    </style:style>
    <style:style style:name="T116" style:family="text">
      <style:text-properties officeooo:rsid="008d22b7"/>
    </style:style>
    <style:style style:name="T117" style:family="text">
      <style:text-properties officeooo:rsid="008e1ff9"/>
    </style:style>
    <style:style style:name="T118" style:family="text">
      <style:text-properties officeooo:rsid="00901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otas: Django's Book</text:p>
      <text:p text:style-name="P17"/>
      <text:p text:style-name="P18">INTRODUCCIÓN A DJANGO</text:p>
      <text:p text:style-name="P17"/>
      <text:p text:style-name="P19">Framework Web.</text:p>
      <text:p text:style-name="P26">Un framework web, provee una infraestructura de programación para el desarrollo de sitios web dinámicos, aplicaciones web y servicios web. </text:p>
      <text:p text:style-name="P27"/>
      <text:p text:style-name="P20">Patrón de diseño MVC.</text:p>
      <text:p text:style-name="P7"><text:span text:style-name="T12">El patrón de diseño </text:span><text:span text:style-name="T13">Modelo-Vista-Controlador(MVC)</text:span><text:span text:style-name="T12"> </text:span><text:span text:style-name="T20">define una manera de desarrollar software </text:span><text:span text:style-name="T21">en la que el código para definir y acceder a los datos (el </text:span><text:span text:style-name="T14">modelo</text:span><text:span text:style-name="T21">) está separado del pedido lógico de asignación de ruta (el </text:span><text:span text:style-name="T14">controlador</text:span><text:span text:style-name="T21">), que a su vez está separado de la interfaz del usuario (la </text:span><text:span text:style-name="T14">vista</text:span><text:span text:style-name="T21">). </text:span><text:span text:style-name="T22">Este enfoque tiene la ventaja de que los componentes tienen un acop</text:span><text:span text:style-name="T110">l</text:span><text:span text:style-name="T22">amiento débil, por lo cual cada parte de la aplicación web tiene un único propósito, con esto es posible modificarlas de manera independiente sin afectar a las demás. </text:span></text:p>
      <text:p text:style-name="P28"/>
      <text:p text:style-name="P21">Historia.</text:p>
      <text:p text:style-name="P8"><text:span text:style-name="T23">Django nació en otoño de 2003, de la mano de mano de los programadores web del diario </text:span><text:span text:style-name="T24">Lawrence Journal-World, </text:span><text:span text:style-name="T52">Adrian Holovaty </text:span><text:span text:style-name="T25">y </text:span><text:span text:style-name="T52">Simon Willison</text:span><text:span text:style-name="T25">, </text:span><text:span text:style-name="T66">cuando empezarón a usar </text:span><text:span text:style-name="T15">Python</text:span><text:span text:style-name="T66"> para crear sus aplicaciones. </text:span><text:span text:style-name="T67">Debido a la necesidad creciente por parte de varios sitios de noticias de agregar nuevas características y aplicaciones enteras de manera inmediata, teniendo en ocasiones solo días u horas para desarrollarlas, </text:span><text:span text:style-name="T68">Adrian y Simon desarrollarón un framework de desarrollo web que les ahorrara tiempo a la hora de crear aplicaciones mantenibles. </text:span><text:span text:style-name="T69">En el verano de 2005, luego que haber desarrollado este framework y que varios sitios funcionarán bajo el mismo, el equipo creador de este framework decidió liberarlo como software de código abierto, fue liberado en Julio de 2005 y lo llamarón </text:span><text:span text:style-name="T16">Django</text:span><text:span text:style-name="T69">, </text:span><text:span text:style-name="T70">por el guitarrista de jazz </text:span><text:span text:style-name="T17">Django Reinhardt</text:span><text:span text:style-name="T70">. </text:span></text:p>
      <text:p text:style-name="P29"/>
      <text:p text:style-name="P29"/>
      <text:p text:style-name="P29"/>
      <text:p text:style-name="P22">EMPEZANDO CON DJANGO</text:p>
      <text:p text:style-name="P22"/>
      <text:p text:style-name="P23">Instalar Python.</text:p>
      <text:p text:style-name="P30">Django está 100% escrito en código puro de Python, por lo cual para poder trabajar con este framework es necesario tenerlo debidamente instalado en tu computadora.</text:p>
      <text:p text:style-name="P30"/>
      <text:p text:style-name="P4"><text:span text:style-name="T71">Instalar Django</text:span><text:span text:style-name="T72">(método distutils).</text:span></text:p>
      <text:list xml:id="list1275945682" text:style-name="L1">
        <text:list-item>
          <text:p text:style-name="P24"><text:span text:style-name="T1">Bajar el tar, </text:span><text:span text:style-name="T53">Django-0.96.tar.gz</text:span></text:p>
        </text:list-item>
        <text:list-item>
          <text:p text:style-name="P31">tar xzvf Django-*.tar.gz</text:p>
        </text:list-item>
        <text:list-item>
          <text:p text:style-name="P31">cd Django-*</text:p>
        </text:list-item>
        <text:list-item>
          <text:p text:style-name="P32">sudo python setup.py install</text:p>
        </text:list-item>
      </text:list>
      <text:p text:style-name="P33"/>
      <text:p text:style-name="P5"><text:span text:style-name="T71">Instalar Django</text:span><text:span text:style-name="T72">(</text:span><text:span text:style-name="T73">Subversion</text:span><text:span text:style-name="T72">).</text:span></text:p>
      <text:p text:style-name="P9"><text:span text:style-name="T74">Para trabajar sobre la versión de desarrollo o contribuir con el código de Django, se recomienda instalar Django desde el repositorio de Subversion. </text:span><text:span text:style-name="T75">Para obtener Django desde el repositorio de Subversion debes utilizar un cliente de Subversion para bajar el código fuente más actual y en cualquier momento actualizar tu copia local del código, </text:span><text:span text:style-name="T26">checkout local. </text:span><text:span text:style-name="T76">Al último código de desarrollo de Django alojado en el repositorio de Subversion se le hace referencia como el </text:span><text:span text:style-name="T27">trunk</text:span><text:span text:style-name="T76">. </text:span></text:p>
      <text:list xml:id="list847275647" text:style-name="L2">
        <text:list-item>
          <text:p text:style-name="P37">Tener debidamente instalado un cliente de Subversion.</text:p>
        </text:list-item>
        <text:list-item>
          <text:p text:style-name="P34"><text:soft-page-break/><text:span text:style-name="T77">Hacer </text:span><text:span text:style-name="T28">check out</text:span><text:span text:style-name="T77"> del </text:span><text:span text:style-name="T28">trunk</text:span><text:span text:style-name="T77"> usando el comando </text:span><text:span text:style-name="T28">svn co </text:span><text:a xlink:type="simple" xlink:href="http://code.djangoproject.com/svn/django/trunkdjtrunk"><text:span text:style-name="T28">http://code.djangoproject.com/svn/django/trunkdjtrunk</text:span></text:a></text:p>
        </text:list-item>
        <text:list-item>
          <text:p text:style-name="P35"><text:span text:style-name="T78">Crear </text:span><text:span text:style-name="T29">site-packages/django.pth</text:span><text:span text:style-name="T78"> y agrega el directorio </text:span><text:span text:style-name="T29">djtrunk</text:span><text:span text:style-name="T78"> a este, o actualiza tu </text:span><text:span text:style-name="T29">PYTHONPATH</text:span><text:span text:style-name="T78"> agregando </text:span><text:span text:style-name="T29">djtrunk</text:span><text:span text:style-name="T30">i</text:span><text:span text:style-name="T79"> </text:span></text:p>
        </text:list-item>
        <text:list-item>
          <text:p text:style-name="P36"><text:span text:style-name="T80">Incluye </text:span><text:span text:style-name="T31">djtrunk/django/bin</text:span><text:span text:style-name="T80"> en el PATH de tu sistema. Este directorio incluye utilidades de administración como </text:span><text:span text:style-name="T31">django-admin.py</text:span></text:p>
        </text:list-item>
      </text:list>
      <text:p text:style-name="P70"/>
      <text:p text:style-name="P10"><text:span text:style-name="T81">No es necesario ejecutar </text:span><text:span text:style-name="T32">python setup.py install</text:span><text:span text:style-name="T81">, esto se realiza por default.</text:span></text:p>
      <text:p text:style-name="P38"/>
      <text:p text:style-name="P38"/>
      <text:p text:style-name="P25">Configurando la base de datos.</text:p>
      <text:p text:style-name="P6"><text:span text:style-name="T2">Django cuenta con soporte para </text:span><text:span text:style-name="T82">PostgreSQL, SQLite, MySQL y Oracle.</text:span><text:span text:style-name="T2"> </text:span></text:p>
      <text:p text:style-name="P39"/>
      <text:p text:style-name="P40">Django con PostgreSQL.</text:p>
      <text:p text:style-name="P11"><text:span text:style-name="T83">Si se está utilizando PostgreSQL, necesitarás el paquete </text:span><text:span text:style-name="T33">pyscopg</text:span><text:span text:style-name="T83">. </text:span></text:p>
      <text:p text:style-name="P51"/>
      <text:p text:style-name="P41">Django con SQLite 3.</text:p>
      <text:p text:style-name="P12"><text:span text:style-name="T84">Si estás usando Python 2.5 ya tienes integrado el soporte modular para SQLite, si tienes instalada una versión inferior de Python necesitas SQLite 3, </text:span><text:span text:style-name="T85">la obtienes desde </text:span><text:a xlink:type="simple" xlink:href="http://www.djangoproject/r/sqlite"><text:span text:style-name="T85">http://www.djangoproject.com/r/sqlite</text:span></text:a><text:span text:style-name="T85">/ y el paquete </text:span><text:span text:style-name="T34">pysqlite</text:span><text:span text:style-name="T85"> desde </text:span><text:a xlink:type="simple" xlink:href="http://www.djangoproject.com/r/python-sqlite/"><text:span text:style-name="T85">http://www.djangoproject.com/r/python-sqlite/</text:span></text:a><text:span text:style-name="T85">. </text:span><text:span text:style-name="T86">Asegúrate de tener </text:span><text:span text:style-name="T35">pysqlite</text:span><text:span text:style-name="T86"> en una versión 2.0.3 o superior.</text:span></text:p>
      <text:p text:style-name="P42"/>
      <text:p text:style-name="P43">Django con MySQL.</text:p>
      <text:p text:style-name="P13"><text:span text:style-name="T87">Django requiere MySQL 4.0 o superior, también se necesita instalar el paquete </text:span><text:span text:style-name="T36">MySQLdb</text:span><text:span text:style-name="T87"> desde </text:span><text:a xlink:type="simple" xlink:href="http://www.djangoproject.com/r/python-mysql/"><text:span text:style-name="T87">http://www.djangoproject.com/r/python-mysql/</text:span></text:a><text:span text:style-name="T87">. </text:span></text:p>
      <text:p text:style-name="P52"/>
      <text:p text:style-name="P52"/>
      <text:p text:style-name="P44">Comenzando un proyecto con Django.</text:p>
      <text:p text:style-name="P14"><text:span text:style-name="T88">Un </text:span><text:span text:style-name="T37">proyecto</text:span><text:span text:style-name="T88"> es una colección de configuraciones para una instancia de Django, incluyendo la configuración de la base de datos, opciones específicas de Django y configuraciones específicas de aplicaciones. </text:span></text:p>
      <text:p text:style-name="P53"/>
      <text:p text:style-name="P15"><text:span text:style-name="T89">Ejecuta el comando </text:span><text:span text:style-name="T38">django-admin.py startproject mysite</text:span><text:span text:style-name="T89"> para crear el directorio </text:span><text:span text:style-name="T38">mysite</text:span><text:span text:style-name="T89"> en el directorio actual. Con esto </text:span><text:span text:style-name="T38">startproject</text:span><text:span text:style-name="T89"> creó: </text:span></text:p>
      <text:p text:style-name="P54"/>
      <text:p text:style-name="P71">mysite/</text:p>
      <text:p text:style-name="P71"><text:tab/>__init__.py</text:p>
      <text:p text:style-name="P71"><text:tab/>manage.py</text:p>
      <text:p text:style-name="P71"><text:tab/>settings.py</text:p>
      <text:p text:style-name="P71"><text:tab/>urls.py</text:p>
      <text:p text:style-name="P55"/>
      <text:p text:style-name="P56">Estos archivos se describen de la siguiente forma:</text:p>
      <text:list xml:id="list510481107" text:style-name="L3">
        <text:list-item>
          <text:p text:style-name="P72"><text:span text:style-name="T90">__init__.py</text:span><text:span text:style-name="T57">: Un archivo requerido para que Python trate a este directorio como un paquete.</text:span></text:p>
        </text:list-item>
        <text:list-item>
          <text:p text:style-name="P72"><text:span text:style-name="T91">m</text:span><text:span text:style-name="T90">anage.py</text:span><text:span text:style-name="T57">: </text:span><text:span text:style-name="T58">Una utilidad de línea de comandos que te deja interactuar con este proyecto de Django de varias formas.</text:span></text:p>
        </text:list-item>
        <text:list-item>
          <text:p text:style-name="P73"><text:span text:style-name="T92">settings.py</text:span><text:span text:style-name="T59">: Opciones/configuraciones para este proyecto de Django.</text:span></text:p>
        </text:list-item>
        <text:list-item>
          <text:p text:style-name="P74"><text:span text:style-name="T93">urls.py</text:span><text:span text:style-name="T60">: La declaración de las URL para este proyecto de Django; una “tabla de contenidos” de tu sitio hecho con Django. </text:span></text:p>
        </text:list-item>
      </text:list>
      <text:p text:style-name="P57"><text:soft-page-break/></text:p>
      <text:p text:style-name="P45">El servidor de desarrollo.</text:p>
      <text:p text:style-name="P1"><text:span text:style-name="T61">Django incluye un servidor web ligero que puedes usar mientras estás desarrollando tu sitio. </text:span><text:span text:style-name="T62">Este servidor de desarrollo vigila tu código a la espera de cambios y se reinicia automáticamente, ayudándote a hacer algunos cambios rápidos en tu proyecto sin necesidad de reiniciar nada. </text:span></text:p>
      <text:p text:style-name="P58"/>
      <text:p text:style-name="P2"><text:span text:style-name="T63">Entra en el directorio </text:span><text:span text:style-name="T3">mysite</text:span><text:span text:style-name="T63"> y ejecuta el comando </text:span><text:span text:style-name="T3">python manage.py runserver</text:span><text:span text:style-name="T63">. Verás algo parecido a esto:</text:span></text:p>
      <text:p text:style-name="P2"><text:span text:style-name="T63"><text:tab/></text:span><text:span text:style-name="T3">Validadting models...</text:span></text:p>
      <text:p text:style-name="P75"><text:tab/>0 errors found.</text:p>
      <text:p text:style-name="P75"/>
      <text:p text:style-name="P75"><text:tab/>Django version 1.0, using settings 'mysite.settings'</text:p>
      <text:p text:style-name="P2"><text:span text:style-name="T3"><text:tab/>Development server is running at </text:span><text:a xlink:type="simple" xlink:href="http://127.0.0.1:8000/"><text:span text:style-name="T3">http://127.0.0.1:8000/</text:span></text:a></text:p>
      <text:p text:style-name="P75"><text:tab/>Quit the server with CONTROL-C.</text:p>
      <text:p text:style-name="P59"/>
      <text:p text:style-name="P60">El servidor de desarrollo puede manejar fiablemente una sola petición a la vez, y no ha pasado por una auditoría de seguridad de ningún tipo. </text:p>
      <text:p text:style-name="P3"><text:span text:style-name="T64">Ahora que el servidor está corriendo, puede</text:span><text:span text:style-name="T65">s</text:span><text:span text:style-name="T64"> ir a tu navegador y visitar </text:span><text:a xlink:type="simple" xlink:href="http://127.0.0.1:8000/"><text:span text:style-name="T4">http://127.0.0.1:8000/</text:span></text:a><text:span text:style-name="T64">, </text:span><text:span text:style-name="T65">donde verás una página de “</text:span><text:span text:style-name="T5">Bienvenido a Django</text:span><text:span text:style-name="T65">”. </text:span></text:p>
      <text:p text:style-name="P61"/>
      <text:p text:style-name="P46"/>
      <text:p text:style-name="P46"/>
      <text:p text:style-name="P47">WEB DINÁMICAS</text:p>
      <text:p text:style-name="P47"/>
      <text:p text:style-name="P48"><text:span text:style-name="T94">¿Cómo procesa una petición Django?</text:span></text:p>
      <text:p text:style-name="P62"><text:span text:style-name="T95">Esto es lo que sucede cuando hacemos una petición a una página web:</text:span></text:p>
      <text:list xml:id="list1645936251" text:style-name="L4">
        <text:list-item>
          <text:p text:style-name="P63"><text:span text:style-name="T95">El comando </text:span><text:span text:style-name="T39">python manage.py runserver</text:span><text:span text:style-name="T95"> importa un archivo llamado </text:span><text:span text:style-name="T39">settings.py</text:span><text:span text:style-name="T95"> desde el mismo directorio. Este archivo contiene todo tipo de configuraciones opcionales para esta instancia de Django en particular, pero una de las configuraciones más importantes </text:span><text:span text:style-name="T96">es </text:span><text:span text:style-name="T40">ROOT_URLCONF</text:span><text:span text:style-name="T96">. La variable <text:s/></text:span><text:span text:style-name="T40">ROOT_URLCONF</text:span><text:span text:style-name="T96"> le dice a Django qué módulo de Python debería usar par ala URLconf de este sitio web.</text:span></text:p>
        </text:list-item>
        <text:list-item>
          <text:p text:style-name="P64"><text:span text:style-name="T97">Cuando llega una petición Django carga la URLconf apuntada por la variable </text:span><text:span text:style-name="T40">ROOT_URLCONF</text:span><text:span text:style-name="T96">. </text:span><text:span text:style-name="T97">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41">HttpRequest</text:span><text:span text:style-name="T97"> como primer parámetro de la función.</text:span></text:p>
        </text:list-item>
        <text:list-item>
          <text:p text:style-name="P65"><text:span text:style-name="T98">La función de vista es responsable de retornar un objeto </text:span><text:span text:style-name="T42">HttpResponse</text:span><text:span text:style-name="T98">. </text:span></text:p>
        </text:list-item>
      </text:list>
      <text:p text:style-name="P66"><text:span text:style-name="T99"/></text:p>
      <text:p text:style-name="P67"><text:span text:style-name="T100">Además del mapeo directo de URLs con funciones vista, Django provee más flexibilidad en el procesamiento de peticiones. El flujo típico (una resolución de </text:span><text:span text:style-name="T43">URLconf</text:span><text:span text:style-name="T100"> a una función de vista que retorna un </text:span><text:span text:style-name="T43">HttpResponse</text:span><text:span text:style-name="T100">) </text:span><text:span text:style-name="T101">puede ser cortocircuitado o </text:span><text:span text:style-name="T18">*augmented*</text:span><text:span text:style-name="T101"> mediante middleware. </text:span></text:p>
      <text:p text:style-name="P68"><text:span text:style-name="T102">Cuando llega una petición </text:span><text:span text:style-name="T44">HTTP</text:span><text:span text:style-name="T102"> desde el navegador, un </text:span><text:span text:style-name="T44">manejador</text:span><text:span text:style-name="T102"> especifico a cada servidor construye la </text:span><text:span text:style-name="T44">HttpRequest</text:span><text:span text:style-name="T102">, para pasarla a los componentes y maneja el flujo del procesamiento de la respuestas. </text:span><text:span text:style-name="T103">El manejador luego llama a cualquier </text:span><text:span text:style-name="T45">middleware</text:span><text:span text:style-name="T103"> de Petición o Vista disponible. Estos tipos de </text:span><text:span text:style-name="T45">middleware</text:span><text:span text:style-name="T103"> son útiles para </text:span><text:span text:style-name="T19">*augmenting*</text:span><text:span text:style-name="T103"> los objetos </text:span><text:span text:style-name="T45">HttpRequest</text:span><text:span text:style-name="T103"> así como también para proveer manejo especial a determinados tipos de peticiones. </text:span><text:span text:style-name="T104">Si alguno de los mismos retornara un </text:span><text:span text:style-name="T46">HttpResponse</text:span><text:span text:style-name="T104"> la vista no es invocada.</text:span><text:span text:style-name="T105"> Si una función de vista lanza una excepción, el control pasa al </text:span><text:span text:style-name="T47">middleware</text:span><text:span text:style-name="T105"> de Excepción. </text:span><text:span text:style-name="T106">Si este </text:span><text:span text:style-name="T48">middleware</text:span><text:span text:style-name="T106"> no retorna un </text:span><text:span text:style-name="T48">HttpResponse</text:span><text:span text:style-name="T106">, la excepción se vuelve a </text:span><text:soft-page-break/><text:span text:style-name="T106">lanzar. </text:span><text:span text:style-name="T107">Django incluye vistas por omisión para respuestas amigables a errores </text:span><text:span text:style-name="T49">404</text:span><text:span text:style-name="T107"> y </text:span><text:span text:style-name="T49">500.</text:span><text:span text:style-name="T107"> </text:span><text:span text:style-name="T108">el </text:span><text:span text:style-name="T50">middleware de respuesta</text:span><text:span text:style-name="T108"> es bueno para el procesamiento posterior a un </text:span><text:span text:style-name="T50">HttpResponse</text:span><text:span text:style-name="T108"> justo antes de que se envíe al navegador o haciendo limpieza de recursos específicos a ua petición.</text:span></text:p>
      <text:p text:style-name="P68"><text:span text:style-name="T108"/></text:p>
      <text:p text:style-name="P49"><text:span text:style-name="T109">URLconfs y el acop</text:span><text:span text:style-name="T111">l</text:span><text:span text:style-name="T109">amiento débil.</text:span></text:p>
      <text:p text:style-name="P69"><text:span text:style-name="T110">El acop</text:span><text:span text:style-name="T111">l</text:span><text:span text:style-name="T110">amiento débil es una manera de diseñar software aprovechando el valor de la importancia de que se puedan cambiar las piezas del software. Si dos piezas de código están débilmente acop</text:span><text:span text:style-name="T111">l</text:span><text:span text:style-name="T110">adas (</text:span><text:span text:style-name="T51">loosely coupled</text:span><text:span text:style-name="T110">) los cambios realizados sobre una de las piezas </text:span><text:span text:style-name="T111">va a tener poco o ningún efecto sobre la otra. </text:span><text:span text:style-name="T112">En una aplicación web de Django, la definición de la URL y la función de vista que se llamará están débilmente acopladas; de esta manera, la decisión de cuál debe ser la URL para una función, y la implementación de la función misma, residen en dos lugares separados, </text:span><text:span text:style-name="T113">permitiendo el desarrollo de cada pieza sin afectar a la otra.</text:span></text:p>
      <text:p text:style-name="P69"><text:span text:style-name="T113"/></text:p>
      <text:p text:style-name="P50"><text:span text:style-name="T114">Nota:</text:span><text:span text:style-name="T6"> </text:span></text:p>
      <text:p text:style-name="P50"><text:span text:style-name="T6"><text:tab/></text:span><text:span text:style-name="T115">URLconf</text:span><text:span text:style-name="T7">: Una </text:span><text:span text:style-name="T54">URLconf</text:span><text:span text:style-name="T7"> es como una tabla de contenido para tu sitio web hecho con Django, básicamente es un mapeo entre los patrones URL y las funciones de vista que deben ser llamadas por esos patrones URL. </text:span><text:span text:style-name="T8">Dichas funciones de vista deben estar en el Python </text:span><text:span text:style-name="T55">path</text:span><text:span text:style-name="T8">. </text:span></text:p>
      <text:p text:style-name="P50"><text:span text:style-name="T8"><text:tab/></text:span><text:span text:style-name="T116">Middleware</text:span><text:span text:style-name="T9">: Un componente </text:span><text:span text:style-name="T56">middleware</text:span><text:span text:style-name="T9"> es una clase de Python que se ajusta a una determinada API.</text:span></text:p>
      <text:p text:style-name="P50"><text:span text:style-name="T9"><text:tab/></text:span><text:span text:style-name="T117">Error404</text:span><text:span text:style-name="T10">: </text:span><text:span text:style-name="T11">Error lanzado como respuestas a una petición HTTP cuando el recurso (URL) solicitado no es encontrado. Error del cliente.</text:span></text:p>
      <text:p text:style-name="P50"><text:span text:style-name="T11"><text:tab/></text:span><text:span text:style-name="T118">Error500</text:span><text:span text:style-name="T11">: Error emitido por aplicaciones empotradas en los servidores web, es lanzado cuando se encuentran situaciones de error ajenas al servidor propi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1:24:04</dc:date>
    <meta:editing-duration>PT3H59M34S</meta:editing-duration>
    <meta:editing-cycles>122</meta:editing-cycles>
    <meta:generator>LibreOffice/3.6$Linux_x86 LibreOffice_project/360m1$Build-2</meta:generator>
    <meta:document-statistic meta:table-count="0" meta:image-count="0" meta:object-count="0" meta:page-count="4" meta:paragraph-count="69" meta:word-count="1379" meta:character-count="8912" meta:non-whitespace-character-count="7585"/>
  </office:meta>
</office:document-meta>
</file>